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typeSensitiveMatchingTests.beansAreProxiedOnStatic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typeSensitiveMatchingTests.beansThatDoNotMatchBasedOnOtherTestAreProx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typeMatchingTestClassC.bar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typeSensitiveMatch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typeSensitiveMatch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typeMatchingTestClassA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typeSensitiveMatchingTests.beansThatDoNotMatchBasedSolelyOnRuntimeTypeAreNotProx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typeMatchingTestClassB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